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font-name="Liberation Serif" style:font-name-asian="Droid Sans Fallback" style:font-name-complex="FreeSans"/>
    </style:style>
    <style:style style:name="ce1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[.L1]/16" office:value-type="float" office:value="3125">
            <text:p>3125</text:p>
          </table:table-cell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Մանե</text:p>
          </table:table-cell>
          <table:table-cell office:value-type="string">
            <text:p>++69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Նանե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:.F19])" office:value-type="float" office:value="1588.43864468864">
            <text:p>1588.4386446887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 table:number-columns-repeated="3"/>
          <table:table-cell table:style-name="ce7"/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 table:number-columns-repeated="3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</table:table-row>
        <table:table-row table:style-name="ro9">
          <table:table-cell table:number-columns-repeated="7"/>
          <table:table-cell table:style-name="ce1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 table:number-columns-repeated="3"/>
          <table:table-cell table:style-name="ce7"/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0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/>
          <table:table-cell table:formula="of:=SUM([.B59:.F59])" office:value-type="float" office:value="17400">
            <text:p>17400</text:p>
          </table:table-cell>
          <table:table-cell table:style-name="ce8" table:formula="of:=SUM([.B76:.F76])" office:value-type="float" office:value="1342.5641025641">
            <text:p>1342.5641025641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 table:number-columns-repeated="7"/>
          <table:table-cell table:style-name="ce1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5" table:formula="of:=SUM([.B76:.F76])" office:value-type="float" office:value="1342.5641025641">
            <text:p>1342.564102564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342.5641025641">
            <text:p>1342.564102564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342.5641025641">
            <text:p>1342.564102564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342.5641025641">
            <text:p>1342.5641025641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4" office:value-type="string">
            <text:p>-Արման</text:p>
          </table:table-cell>
          <table:table-cell/>
          <table:table-cell table:formula="of:=SUM([.B76:.F76])" office:value-type="float" office:value="1342.5641025641">
            <text:p>1342.564102564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 table:number-columns-repeated="3"/>
          <table:table-cell table:formula="of:=SUM([.B76:.F76])" office:value-type="float" office:value="1342.5641025641">
            <text:p>1342.564102564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:.F76])" office:value-type="float" office:value="1342.5641025641">
            <text:p>1342.5641025641</text:p>
          </table:table-cell>
          <table:table-cell office:value-type="string">
            <text:p>Վահա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office:value-type="string">
            <text:p>Gena</text:p>
          </table:table-cell>
          <table:table-cell table:style-name="ce2" table:number-columns-repeated="2"/>
          <table:table-cell/>
          <table:table-cell table:formula="of:=SUM([.B76:.F76])" office:value-type="float" office:value="1342.5641025641">
            <text:p>1342.5641025641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342.5641025641">
            <text:p>1342.564102564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342.5641025641">
            <text:p>1342.5641025641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340">
            <text:p>340</text:p>
          </table:table-cell>
          <table:table-cell office:value-type="string">
            <text:p>Ալեք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992.564102564103">
            <text:p>992.5641025641</text:p>
          </table:table-cell>
          <table:table-cell office:value-type="string">
            <text:p>Տիգրան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2" office:value-type="float" office:value="383.333333333333">
            <text:p>383.3333333333</text:p>
          </table:table-cell>
          <table:table-cell table:formula="of:=[.E59]/15" office:value-type="float" office:value="340">
            <text:p>340</text:p>
          </table:table-cell>
          <table:table-cell table:formula="of:=[.F59]/12" office:value-type="float" office:value="0">
            <text:p>0</text:p>
          </table:table-cell>
          <table:table-cell table:style-name="Default"/>
          <table:table-cell table:style-name="Default" table:formula="of:=SUM([.B76:.F76])" office:value-type="float" office:value="1342.5641025641">
            <text:p>1342.5641025641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3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7/02/2015</text:date>, <text:time>11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2T11:04:38</dc:date>
    <meta:editing-duration>PT9H20M31S</meta:editing-duration>
    <meta:editing-cycles>406</meta:editing-cycles>
    <meta:generator>OpenOffice/4.1.1$Unix OpenOffice.org_project/411m6$Build-9775</meta:generator>
    <dc:creator>employee employee</dc:creator>
    <meta:document-statistic meta:table-count="4" meta:cell-count="932" meta:object-count="0"/>
  </office:meta>
</office:document-meta>
</file>